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06d0a8" officeooo:paragraph-rsid="0006d0a8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officeooo:paragraph-rsid="0006d0a8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officeooo:rsid="00063c36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0969da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tings,</text:p>
      <text:p text:style-name="P1">I’m writing because two developments have me very concerned about the future of work in New Mexico — and what it means for Las Cruces.</text:p>
      <text:p text:style-name="P1">First: humanoid robots and advanced AI are arriving fast. Tesla’s humanoid robot is expected to retail for about $3<text:span text:style-name="T1">0</text:span>,<text:span text:style-name="T1">0</text:span>00 (less than a year of work at $15/hr, not counting employer taxes or benefits). Second: business AI tools like ChatGPT are already available for roughly $25 per employee per month and can, depending on the role, double an employee’s output. Prices and capabilities are improving every month.</text:p>
      <text:p text:style-name="P1">At the same time, New Mexico’s public education system ranks last in the nation. I shared local high school test scores in a Las Cruces community group to spark discussion, and the conversation quickly turned negative — including responses from teachers and an administrator who argued that poverty and related issues make meaningful change impossible. I find that stance deeply worrying. If we accept that, our children are at risk of being left behind as the economy shifts.</text:p>
      <text:p text:style-name="P1">A bit about me: I was born in 1960 and raised in Seattle. I moved to Las Cruces because the people reminded me of Seattle in its friendlier days. I’ve been working with computers since 1983 and started my business in the mid-1980s. I’ve bought from suppliers in India and Europe and traveled to Hong Kong and China — so I’ve seen how technology and markets change over time. I’m not an academic genius, but I’ve spent decades learning and applying technology in business.</text:p>
      <text:p text:style-name="P1">Given that background, I think we can do practical, low-cost work to prepare young people for a problem-solving economy where human imagination matters more than rote tasks. AI can help teachers and students, and it can produce age-appropriate exercises. For example, the AI I use can quickly generate:</text:p>
      <text:list text:style-name="L1">
        <text:list-item>
          <text:p text:style-name="P2">target age ranges and reading-level content,</text:p>
        </text:list-item>
        <text:list-item>
          <text:p text:style-name="P2">short analogies and a simple safety rule,</text:p>
        </text:list-item>
        <text:list-item>
          <text:p text:style-name="P2">3–5 hands-on activities and printable worksheets,</text:p>
        </text:list-item>
        <text:list-item>
          <text:p text:style-name="P2">parent notes and simple slide decks.</text:p>
        </text:list-item>
      </text:list>
      <text:p text:style-name="P1">If we design programs that teach kids how to ask better questions, think creatively, and solve problems, we can give them an edge that AI and robots won’t replicate.</text:p>
      <text:p text:style-name="P3">I am now retired, and have the time available to help if I can.</text:p>
      <text:p text:style-name="P4"><text:soft-page-break/><text:span text:style-name="T2">If you’d like to discuss this or collaborate, please contact me at </text:span><text:a xlink:type="simple" xlink:href="mailto:timpayneis@gmail.com" office:target-frame-name="_blank" xlink:show="new" text:style-name="Internet_20_link" text:visited-style-name="Visited_20_Internet_20_Link"><text:span text:style-name="T3">timpayneis@gmail.com</text:span></text:a><text:span text:style-name="T2"> or text me at 575-571-9097 (I don’t answer unknown numbers). My website is fedoralinuxlab.org.</text:span></text:p>
      <text:p text:style-name="P1">Thank you for your time,</text:p>
      <text:p text:style-name="P1"/>
      <text:p text:style-name="P1">Timothy Payne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05:41:29.747192191</meta:creation-date>
    <dc:title>Half inch margin</dc:title>
    <meta:editing-duration>PT48M30S</meta:editing-duration>
    <meta:editing-cycles>5</meta:editing-cycles>
    <meta:generator>LibreOffice/25.2.7.2$Linux_X86_64 LibreOffice_project/520$Build-2</meta:generator>
    <dc:date>2025-12-06T06:30:01.249573020</dc:date>
    <meta:print-date>2025-12-06T06:17:27.331372730</meta:print-date>
    <meta:document-statistic meta:table-count="0" meta:image-count="0" meta:object-count="0" meta:page-count="2" meta:paragraph-count="15" meta:word-count="406" meta:character-count="2425" meta:non-whitespace-character-count="2036"/>
    <meta:template xlink:type="simple" xlink:actuate="onRequest" xlink:title="Half inch margin" xlink:href="../.config/libreoffice/4/user/template/Half%20inch%20margin.ott" meta:date="2025-12-06T05:41:29.258987603"/>
  </office:meta>
</office:document-meta>
</file>